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8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justify"/>
      <style:paragraph-properties fo:text-align="justify"/>
      <style:text-properties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a"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2" style:family="text">
      <style:text-properties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Reporte</text:p>
          </table:table-cell>
          <table:table-cell office:value-type="string">
            <text:p>Criterios de filt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ses</text:p>
          </table:table-cell>
          <table:table-cell table:style-name="ce1" office:value-type="string">
            <text:p><text:span text:style-name="T1">Id_Fase, N</text:span><text:span text:style-name="T2">ombre, </text:span><text:span text:style-name="T1">Estado.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yecto</text:p>
          </table:table-cell>
          <table:table-cell table:style-name="ce2" office:value-type="string">
            <text:p><text:span text:style-name="T2">Nombre del Proyecto.</text:span><text:span text:style-name="T3"> </text:span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ipo Item</text:p>
          </table:table-cell>
          <table:table-cell table:style-name="ce3" office:value-type="string">
            <text:p>Nombre del Tipo Item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tem</text:p>
          </table:table-cell>
          <table:table-cell table:style-name="ce4" office:value-type="string">
            <text:p>Nombre del Item.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21:0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 Romero</meta:initial-creator>
    <meta:creation-date>2011-06-01T21:02:10</meta:creation-date>
    <dc:date>2011-06-13T21:05:41</dc:date>
    <dc:creator>Ever Romero</dc:creator>
    <meta:editing-duration>PT00H28M44S</meta:editing-duration>
    <meta:editing-cycles>3</meta:editing-cycles>
    <meta:generator>OpenOffice.org/3.2$Linux OpenOffice.org_project/320m19$Build-9505</meta:generator>
    <meta:document-statistic meta:table-count="3" meta:cell-count="16" meta:object-count="0"/>
  </office:meta>
</office:document-meta>
</file>